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it-Specific Commands</text:h>
      <text:p text:style-name="Text_20_body">Since Git was designed with a big project like Linux in mind, there are a lot of Git commands. However, to use the basics of Git, you’ll only need to know a few terms. They all begin the same way, with the word “git.”</text:p>
      <text:p text:style-name="Text_20_body"><text:span text:style-name="Strong_20_Emphasis"><text:span text:style-name="Source_20_Text">git init</text:span></text:span><text:span text:style-name="Strong_20_Emphasis">:</text:span> Initializes a new Git repository. Until you run this command inside a repository or directory, it’s just a regular folder. Only after you input this does it accept further Git commands.</text:p>
      <text:p text:style-name="Text_20_body"><text:span text:style-name="Strong_20_Emphasis"><text:span text:style-name="Source_20_Text">git config</text:span></text:span><text:span text:style-name="Strong_20_Emphasis">:</text:span> Short for “configure,” this is most useful when you’re setting up Git for the first time.</text:p>
      <text:p text:style-name="Text_20_body"><text:span text:style-name="Strong_20_Emphasis"><text:span text:style-name="Source_20_Text">git help</text:span></text:span><text:span text:style-name="Strong_20_Emphasis">:</text:span> Forgot a command? Type this into the command line to bring up the 21 most common git commands. You can also be more specific and type “git help init” or another term to figure out how to use and configure a specific git command.</text:p>
      <text:p text:style-name="Text_20_body"><text:span text:style-name="Strong_20_Emphasis"><text:span text:style-name="Source_20_Text">git status</text:span></text:span><text:span text:style-name="Strong_20_Emphasis">:</text:span> Check the status of your repository. See which files are inside it, which changes still need to be committed, and which branch of the repository you’re currently working on.</text:p>
      <text:p text:style-name="Text_20_body"><text:span text:style-name="Strong_20_Emphasis"><text:span text:style-name="Source_20_Text">git add</text:span></text:span><text:span text:style-name="Strong_20_Emphasis">:</text:span> This does <text:span text:style-name="Emphasis">not</text:span> add new files to your repository. Instead, it brings new files to Git’s attention. After you add files, they’re included in Git’s “snapshots” of the repository.</text:p>
      <text:p text:style-name="Text_20_body"><text:span text:style-name="Strong_20_Emphasis"><text:span text:style-name="Source_20_Text">git commit</text:span></text:span><text:span text:style-name="Strong_20_Emphasis">:</text:span> Git’s most important command. After you make any sort of change, you input this in order to take a “snapshot” of the repository. Usually it goes <text:span text:style-name="Source_20_Text">git commit -m “Message here.”</text:span> The <text:span text:style-name="Source_20_Text">-m</text:span> indicates that the following section of the command should be read as a message.</text:p>
      <text:p text:style-name="Text_20_body"><text:span text:style-name="Strong_20_Emphasis"><text:span text:style-name="Source_20_Text">git branch</text:span></text:span><text:span text:style-name="Strong_20_Emphasis">:</text:span> Working with multiple collaborators and want to make changes on your own? This command will let you build a new branch, or timeline of commits, of changes and file additions that are completely your own. Your title goes after the command. If you wanted a new branch called “cats,” you’d type <text:span text:style-name="Source_20_Text">git branch cats</text:span>.</text:p>
      <text:p text:style-name="Text_20_body"><text:span text:style-name="Strong_20_Emphasis"><text:span text:style-name="Source_20_Text">git checkout</text:span></text:span><text:span text:style-name="Strong_20_Emphasis">:</text:span> Literally allows you to “check out” a repository that you are not currently inside. This is a navigational command that lets you move to the repository you want to check. You can use this command as <text:span text:style-name="Source_20_Text">git checkout master</text:span> to look at the master branch, or <text:span text:style-name="Source_20_Text">git checkout cats</text:span> to look at another branch.</text:p>
      <text:p text:style-name="Text_20_body"><text:span text:style-name="Strong_20_Emphasis"><text:span text:style-name="Source_20_Text">git merge</text:span></text:span><text:span text:style-name="Strong_20_Emphasis">:</text:span> When you’re done working on a branch, you can merge your changes back to the master branch, which is visible to all collaborators. <text:span text:style-name="Source_20_Text">git merge cats</text:span> would take all the changes you made to the “cats” branch and add them to the master.</text:p>
      <text:p text:style-name="Text_20_body"><text:span text:style-name="Strong_20_Emphasis"><text:span text:style-name="Source_20_Text">git push</text:span></text:span><text:span text:style-name="Strong_20_Emphasis">:</text:span> If you’re working on your local computer, and want your commits to be visible online on GitHub as well, you “push” the changes up to GitHub with this command.</text:p>
      <text:p text:style-name="Text_20_body"><text:span text:style-name="Strong_20_Emphasis"><text:span text:style-name="Source_20_Text">git pull</text:span></text:span><text:span text:style-name="Strong_20_Emphasis">:</text:span> If you’re working on your local computer and want the most up-to-date version of your repository to work with, you “pull” the changes down from GitHub with this comma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Lohit Hindi2"/>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ruv </meta:initial-creator>
    <meta:creation-date>2014-02-20T09:46:07</meta:creation-date>
    <dc:date>2014-02-20T09:47:25</dc:date>
    <dc:creator>Dhruv </dc:creator>
    <meta:editing-duration>P0D</meta:editing-duration>
    <meta:editing-cycles>1</meta:editing-cycles>
    <meta:document-statistic meta:table-count="0" meta:image-count="0" meta:object-count="0" meta:page-count="1" meta:paragraph-count="13" meta:word-count="473" meta:character-count="2632" meta:non-whitespace-character-count="2172"/>
    <meta:generator>LibreOffice/3.5$Linux_x86 LibreOffice_project/350m1$Build-2</meta:generator>
  </office:meta>
</office:document-meta>
</file>